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a6" draw:textarea-horizontal-align="justify" draw:textarea-vertical-align="middle" draw:auto-grow-height="false" fo:min-height="1.909cm" fo:min-width="6.739cm"/>
      <style:paragraph-properties style:writing-mode="lr-tb"/>
    </style:style>
    <style:style style:name="gr2" style:family="graphic" style:parent-style-name="standard">
      <style:graphic-properties draw:fill-color="#ffffa6" draw:textarea-horizontal-align="justify" draw:textarea-vertical-align="middle" draw:auto-grow-height="false" fo:min-height="3.941cm" fo:min-width="3.564cm"/>
      <style:paragraph-properties style:writing-mode="lr-tb"/>
    </style:style>
    <style:style style:name="gr3" style:family="graphic" style:parent-style-name="standard">
      <style:graphic-properties draw:fill-color="#f6f9d4" draw:opacity="52%" draw:textarea-horizontal-align="justify" draw:textarea-vertical-align="middle" draw:auto-grow-height="false" fo:min-height="14.482cm" fo:min-width="16.01cm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3.437cm"/>
      <style:paragraph-properties style:writing-mode="lr-tb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2.925cm" fo:min-width="3.31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3.43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0.9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439cm" fo:min-width="7.628cm"/>
      <style:paragraph-properties style:writing-mode="lr-tb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ffa6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loext:graphic-properties draw:fill-color="#f6f9d4" draw:opacity="52%"/>
      <style:paragraph-properties fo:text-align="center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0a933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6pt" fo:language="pt" fo:country="PT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7.239cm" svg:height="2.159cm" svg:x="11.922cm" svg:y="2.016cm">
          <text:p text:style-name="P1"><text:span text:style-name="T1">Cidadão</text:span><text:span text:style-name="T2"> marcou</text:span></text:p>
          <text:p text:style-name="P1"><text:span text:style-name="T1">ocorrência como resolvid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064cm" svg:height="4.191cm" svg:x="1.941cm" svg:y="11.089cm">
          <text:p text:style-name="P1"><text:span text:style-name="T1">Municipio</text:span><text:span text:style-name="T1"><text:line-break/></text:span><text:span text:style-name="T1">ou freguesia</text:span><text:span text:style-name="T1"><text:line-break/></text:span><text:span text:style-name="T2">marcaram</text:span></text:p>
          <text:p text:style-name="P1"><text:span text:style-name="T1">ocorrência</text:span><text:span text:style-name="T1"><text:line-break/></text:span><text:span text:style-name="T1">como resolvid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51cm" svg:height="14.732cm" svg:x="6.969cm" svg:y="4.9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.937cm" svg:height="2.794cm" svg:x="13.573cm" svg:y="6.207cm">
          <text:p text:style-name="P4"><text:span text:style-name="T3">Enviar</text:span><text:span text:style-name="T3"><text:line-break/></text:span><text:span text:style-name="T3">e-mail ao</text:span><text:span text:style-name="T3"><text:line-break/></text:span><text:span text:style-name="T3">município e/ou</text:span><text:span text:style-name="T3"><text:line-break/></text:span><text:span text:style-name="T3">fregues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3.81cm" svg:height="3.175cm" svg:x="24.495cm" svg:y="10.144cm">
          <text:p text:style-name="P5">Ocorrência</text:p>
          <text:p text:style-name="P5">resolvida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line-skew="-0.444cm" svg:x1="17.51cm" svg:y1="7.604cm" svg:x2="24.495cm" svg:y2="11.731cm" draw:start-shape="id1" draw:start-glue-point="1" draw:end-shape="id2" draw:end-glue-point="3" svg:d="M17510 7604h3048v4127h3937" svg:viewBox="0 0 6986 4128">
          <text:p/>
        </draw:connector>
        <draw:connector draw:style-name="gr6" draw:text-style-name="P7" draw:layer="layout" svg:x1="15.541cm" svg:y1="4.175cm" svg:x2="15.541cm" svg:y2="6.207cm" draw:start-shape="id3" draw:start-glue-point="2" draw:end-shape="id1" draw:end-glue-point="0" svg:d="M15541 4175v2032" svg:viewBox="0 0 1 2033">
          <text:p/>
        </draw:connector>
        <draw:custom-shape draw:style-name="gr7" draw:text-style-name="P4" xml:id="id5" draw:id="id5" draw:layer="layout" svg:width="3.937cm" svg:height="2.54cm" svg:x="7.985cm" svg:y="11.903cm">
          <text:p text:style-name="P4"><text:span text:style-name="T3">Enviar</text:span><text:span text:style-name="T3"><text:line-break/></text:span><text:span text:style-name="T3">e-mail ao</text:span><text:span text:style-name="T3"><text:line-break/></text:span><text:span text:style-name="T3">cidad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6.005cm" svg:y1="13.184cm" svg:x2="7.985cm" svg:y2="13.173cm" draw:start-shape="id4" draw:start-glue-point="1" draw:end-shape="id5" draw:end-glue-point="3" svg:d="M6005 13184h990v-11h990" svg:viewBox="0 0 1981 12">
          <text:p/>
        </draw:connector>
        <draw:custom-shape draw:style-name="gr8" draw:text-style-name="P4" xml:id="id6" draw:id="id6" draw:layer="layout" svg:width="2.921cm" svg:height="3.556cm" svg:x="13.954cm" svg:y="11.398cm">
          <text:p text:style-name="P4"><text:span text:style-name="T3">Cidadão</text:span><text:span text:style-name="T3"><text:line-break/></text:span><text:span text:style-name="T3">confirm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draw:line-skew="-0.127cm" svg:x1="16.875cm" svg:y1="13.176cm" svg:x2="24.495cm" svg:y2="11.731cm" draw:start-shape="id6" draw:start-glue-point="7" draw:end-shape="id2" draw:end-glue-point="3" svg:d="M16875 13176h3683v-1445h3937" svg:viewBox="0 0 7621 1446">
          <text:p/>
        </draw:connector>
        <draw:frame draw:style-name="gr9" draw:text-style-name="P8" draw:layer="layout" svg:width="1.651cm" svg:height="0.762cm" svg:x="16.774cm" svg:y="12.478cm">
          <draw:text-box>
            <text:p><text:span text:style-name="T3">Sim</text:span></text:p>
          </draw:text-box>
        </draw:frame>
        <draw:connector draw:style-name="gr6" draw:text-style-name="P7" draw:layer="layout" svg:x1="11.922cm" svg:y1="13.173cm" svg:x2="13.954cm" svg:y2="13.176cm" draw:start-shape="id5" draw:start-glue-point="1" draw:end-shape="id6" draw:end-glue-point="5" svg:d="M11922 13173h1015v3h1017" svg:viewBox="0 0 2033 4">
          <text:p/>
        </draw:connector>
        <draw:custom-shape draw:style-name="gr10" draw:text-style-name="P4" xml:id="id7" draw:id="id7" draw:layer="layout" svg:width="8.128cm" svg:height="1.689cm" svg:x="11.345cm" svg:y="17.237cm">
          <text:p text:style-name="P4"><text:span text:style-name="T3">Informar por e-mail o município e/ou</text:span><text:span text:style-name="T3"><text:line-break/></text:span><text:span text:style-name="T3">freguesia que o cidadão considera que</text:span><text:span text:style-name="T3"><text:line-break/></text:span><text:span text:style-name="T3">a ocorrência ainda não está resolvi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15.415cm" svg:y1="14.954cm" svg:x2="15.409cm" svg:y2="17.237cm" draw:start-shape="id6" draw:start-glue-point="6" draw:end-shape="id7" draw:end-glue-point="0" svg:d="M15415 14954v1142h-6v1141" svg:viewBox="0 0 7 2284">
          <text:p/>
        </draw:connector>
        <draw:frame draw:style-name="gr9" draw:text-style-name="P8" draw:layer="layout" svg:width="1.651cm" svg:height="0.762cm" svg:x="15.478cm" svg:y="14.97cm">
          <draw:text-box>
            <text:p><text:span text:style-name="T3">Nã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21:39:46.972728006</meta:creation-date>
    <dc:date>2022-04-15T22:02:01.729132217</dc:date>
    <meta:editing-duration>PT11M35S</meta:editing-duration>
    <meta:editing-cycles>3</meta:editing-cycles>
    <meta:generator>LibreOffice/6.4.7.2$Linux_X86_64 LibreOffice_project/40$Build-2</meta:generator>
    <meta:document-statistic meta:object-count="16"/>
  </office:meta>
</office:document-meta>
</file>